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 fo:language="en" fo:country="US"/>
    </style:style>
    <style:style style:name="P2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3" style:parent-style-name="Normal" style:family="paragraph">
      <style:paragraph-properties fo:break-before="page"/>
      <style:text-properties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4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5" style:parent-style-name="Normal" style:family="paragraph">
      <style:paragraph-properties fo:break-before="page"/>
      <style:text-properties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6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7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8" style:parent-style-name="Normal" style:family="paragraph">
      <style:paragraph-properties fo:break-before="page"/>
      <style:text-properties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9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10" style:parent-style-name="Normal" style:family="paragraph">
      <style:text-properties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</office:automatic-styles>
  <office:body>
    <office:text text:use-soft-page-breaks="true">
      <text:p text:style-name="P1">Book Store Report:</text:p>
      <text:p text:style-name="P2">Section A: Directory Structure</text:p>
      <text:p text:style-name="P3"/>
      <text:soft-page-break/>
      <text:p text:style-name="P4">Section B: Front End</text:p>
      <text:p text:style-name="P5"/>
      <text:soft-page-break/>
      <text:p text:style-name="P6">Section C: RESTful</text:p>
      <text:p text:style-name="P7"><text:s/></text:p>
      <text:p text:style-name="P8"/>
      <text:soft-page-break/>
      <text:p text:style-name="P9">Section D: Usability and accessibility</text:p>
      <text:p text:style-name="P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am bradshaw</meta:initial-creator>
    <dc:creator>sam bradshaw</dc:creator>
    <meta:creation-date>2024-03-29T16:14:00Z</meta:creation-date>
    <dc:date>2024-03-29T16:17:00Z</dc:date>
    <meta:template xlink:href="Normal.dotm" xlink:type="simple"/>
    <meta:editing-cycles>1</meta:editing-cycles>
    <meta:editing-duration>PT180S</meta:editing-duration>
    <meta:document-statistic meta:page-count="4" meta:paragraph-count="1" meta:word-count="20" meta:character-count="137" meta:row-count="1" meta:non-whitespace-character-count="118"/>
  </office:meta>
</office:document-meta>
</file>